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14bc" officeooo:paragraph-rsid="001214bc"/>
    </style:style>
    <style:style style:name="P2" style:family="paragraph" style:parent-style-name="Text_20_body">
      <style:text-properties officeooo:rsid="0014d99c" officeooo:paragraph-rsid="0014d99c"/>
    </style:style>
    <style:style style:name="P3" style:family="paragraph" style:parent-style-name="Text_20_body">
      <style:text-properties officeooo:rsid="0015c14d" officeooo:paragraph-rsid="0015c14d"/>
    </style:style>
    <style:style style:name="P4" style:family="paragraph" style:parent-style-name="Text_20_body">
      <style:text-properties officeooo:rsid="00306722" officeooo:paragraph-rsid="00306722"/>
    </style:style>
    <style:style style:name="P5" style:family="paragraph" style:parent-style-name="Title">
      <style:text-properties officeooo:rsid="00089de5"/>
    </style:style>
    <style:style style:name="P6" style:family="paragraph" style:parent-style-name="Text_20_body" style:list-style-name="L1">
      <style:text-properties officeooo:rsid="0015c14d" officeooo:paragraph-rsid="003e5963"/>
    </style:style>
    <style:style style:name="P7" style:family="paragraph" style:parent-style-name="Text_20_body" style:list-style-name="L1">
      <style:text-properties officeooo:rsid="0015c14d" officeooo:paragraph-rsid="0019dd70"/>
    </style:style>
    <style:style style:name="P8" style:family="paragraph" style:parent-style-name="Text_20_body" style:list-style-name="L1">
      <style:text-properties officeooo:rsid="0015c14d" officeooo:paragraph-rsid="0015c14d"/>
    </style:style>
    <style:style style:name="P9" style:family="paragraph" style:parent-style-name="Text_20_body" style:list-style-name="L1">
      <style:text-properties officeooo:rsid="0019dd70" officeooo:paragraph-rsid="0019dd70"/>
    </style:style>
    <style:style style:name="P10" style:family="paragraph" style:parent-style-name="Text_20_body" style:list-style-name="L1">
      <style:text-properties officeooo:rsid="001693ff" officeooo:paragraph-rsid="001693ff"/>
    </style:style>
    <style:style style:name="P11" style:family="paragraph" style:parent-style-name="Text_20_body" style:list-style-name="L1">
      <style:text-properties officeooo:rsid="0018ff9b" officeooo:paragraph-rsid="0018ff9b"/>
    </style:style>
    <style:style style:name="P12" style:family="paragraph" style:parent-style-name="Text_20_body" style:list-style-name="L2">
      <style:text-properties officeooo:rsid="001d66c3" officeooo:paragraph-rsid="001d66c3"/>
    </style:style>
    <style:style style:name="P13" style:family="paragraph" style:parent-style-name="Text_20_body" style:list-style-name="L3">
      <style:text-properties officeooo:rsid="0030f6d3" officeooo:paragraph-rsid="0030f6d3"/>
    </style:style>
    <style:style style:name="P14" style:family="paragraph" style:parent-style-name="Text_20_body" style:list-style-name="L4">
      <style:text-properties officeooo:rsid="0030f6d3" officeooo:paragraph-rsid="0030f6d3"/>
    </style:style>
    <style:style style:name="P15" style:family="paragraph" style:parent-style-name="Text_20_body" style:list-style-name="L4">
      <style:text-properties officeooo:rsid="0030f6d3" officeooo:paragraph-rsid="0034e0be"/>
    </style:style>
    <style:style style:name="P16" style:family="paragraph" style:parent-style-name="Text_20_body" style:list-style-name="L4">
      <style:text-properties officeooo:rsid="002baf43" officeooo:paragraph-rsid="002baf43"/>
    </style:style>
    <style:style style:name="P17" style:family="paragraph" style:parent-style-name="Text_20_body" style:list-style-name="L4">
      <style:text-properties officeooo:rsid="0032d16b" officeooo:paragraph-rsid="0032d16b"/>
    </style:style>
    <style:style style:name="P18" style:family="paragraph" style:parent-style-name="Text_20_body" style:list-style-name="L5">
      <style:text-properties officeooo:rsid="0031c0b1" officeooo:paragraph-rsid="0031c0b1"/>
    </style:style>
    <style:style style:name="P19" style:family="paragraph" style:parent-style-name="Text_20_body" style:list-style-name="L5">
      <style:text-properties officeooo:rsid="0030450a" officeooo:paragraph-rsid="0031c0b1"/>
    </style:style>
    <style:style style:name="P20" style:family="paragraph" style:parent-style-name="Text_20_body" style:list-style-name="L5">
      <style:text-properties officeooo:rsid="0030450a" officeooo:paragraph-rsid="0030450a"/>
    </style:style>
    <style:style style:name="P21" style:family="paragraph" style:parent-style-name="Text_20_body" style:list-style-name="L5">
      <style:text-properties officeooo:rsid="00306722" officeooo:paragraph-rsid="00306722"/>
    </style:style>
    <style:style style:name="P22" style:family="paragraph" style:parent-style-name="Text_20_body" style:list-style-name="">
      <style:text-properties officeooo:rsid="00418baa" officeooo:paragraph-rsid="00418baa"/>
    </style:style>
    <style:style style:name="P23" style:family="paragraph" style:parent-style-name="Text_20_body" style:list-style-name="L6">
      <style:text-properties officeooo:rsid="00418baa" officeooo:paragraph-rsid="00418baa"/>
    </style:style>
    <style:style style:name="P24" style:family="paragraph" style:parent-style-name="Text_20_body" style:list-style-name="L7">
      <style:text-properties officeooo:rsid="00418baa" officeooo:paragraph-rsid="00418baa"/>
    </style:style>
    <style:style style:name="P25" style:family="paragraph" style:parent-style-name="Text_20_body" style:list-style-name="L9">
      <style:text-properties officeooo:rsid="00418baa" officeooo:paragraph-rsid="0044bf70"/>
    </style:style>
    <style:style style:name="P26" style:family="paragraph" style:parent-style-name="Text_20_body" style:list-style-name="L8">
      <style:text-properties officeooo:rsid="003ddd04" officeooo:paragraph-rsid="003ddd04"/>
    </style:style>
    <style:style style:name="P27" style:family="paragraph" style:parent-style-name="Text_20_body" style:list-style-name="L9">
      <style:text-properties officeooo:rsid="003ddd04" officeooo:paragraph-rsid="003ddd04"/>
    </style:style>
    <style:style style:name="P28" style:family="paragraph" style:parent-style-name="Text_20_body" style:list-style-name="L9">
      <style:text-properties officeooo:paragraph-rsid="00562148"/>
    </style:style>
    <style:style style:name="P29" style:family="paragraph" style:parent-style-name="Text_20_body" style:list-style-name="L9">
      <style:text-properties officeooo:rsid="003d690c" officeooo:paragraph-rsid="0044bf70"/>
    </style:style>
    <style:style style:name="P30" style:family="paragraph" style:parent-style-name="Text_20_body" style:list-style-name="L9">
      <style:text-properties officeooo:rsid="00201899" officeooo:paragraph-rsid="0044bf70"/>
    </style:style>
    <style:style style:name="P31" style:family="paragraph" style:parent-style-name="Text_20_body" style:list-style-name="L9">
      <style:text-properties officeooo:rsid="00202d37" officeooo:paragraph-rsid="0044bf70"/>
    </style:style>
    <style:style style:name="P32" style:family="paragraph" style:parent-style-name="Text_20_body" style:list-style-name="L9">
      <style:text-properties officeooo:rsid="00217507" officeooo:paragraph-rsid="0044bf70"/>
    </style:style>
    <style:style style:name="P33" style:family="paragraph" style:parent-style-name="Text_20_body" style:list-style-name="L9">
      <style:text-properties officeooo:rsid="00434d77" officeooo:paragraph-rsid="0044bf70"/>
    </style:style>
    <style:style style:name="P34" style:family="paragraph" style:parent-style-name="Text_20_body" style:list-style-name="L9">
      <style:text-properties officeooo:rsid="00442714" officeooo:paragraph-rsid="0044bf70"/>
    </style:style>
    <style:style style:name="P35" style:family="paragraph" style:parent-style-name="Text_20_body" style:list-style-name="L10">
      <style:text-properties officeooo:rsid="0049f9f2" officeooo:paragraph-rsid="0049f9f2"/>
    </style:style>
    <style:style style:name="P36" style:family="paragraph" style:parent-style-name="Text_20_body" style:list-style-name="L11">
      <style:text-properties officeooo:rsid="0049f9f2" officeooo:paragraph-rsid="0049fd5a"/>
    </style:style>
    <style:style style:name="P37" style:family="paragraph" style:parent-style-name="Text_20_body">
      <style:text-properties officeooo:rsid="0049f9f2" officeooo:paragraph-rsid="0049fd5a"/>
    </style:style>
    <style:style style:name="P38" style:family="paragraph" style:parent-style-name="Text_20_body" style:list-style-name="L12">
      <style:text-properties officeooo:rsid="004cdced" officeooo:paragraph-rsid="004cdced"/>
    </style:style>
    <style:style style:name="P39" style:family="paragraph" style:parent-style-name="Text_20_body" style:list-style-name="L13">
      <style:text-properties officeooo:rsid="004cdced" officeooo:paragraph-rsid="004cdced"/>
    </style:style>
    <style:style style:name="P40" style:family="paragraph" style:parent-style-name="Text_20_body">
      <style:text-properties officeooo:rsid="004e5458" officeooo:paragraph-rsid="00542920"/>
    </style:style>
    <style:style style:name="P41" style:family="paragraph" style:parent-style-name="Text_20_body" style:list-style-name="L15">
      <style:text-properties officeooo:rsid="0050f186" officeooo:paragraph-rsid="0050f186"/>
    </style:style>
    <style:style style:name="P42" style:family="paragraph" style:parent-style-name="Text_20_body" style:list-style-name="L15">
      <style:text-properties officeooo:rsid="0050f186" officeooo:paragraph-rsid="00542920"/>
    </style:style>
    <style:style style:name="P43" style:family="paragraph" style:parent-style-name="Text_20_body" style:list-style-name="L15">
      <style:text-properties officeooo:rsid="00525a3f" officeooo:paragraph-rsid="00525a3f"/>
    </style:style>
    <style:style style:name="P44" style:family="paragraph" style:parent-style-name="Text_20_body" style:list-style-name="L15">
      <style:text-properties officeooo:rsid="00525a3f" officeooo:paragraph-rsid="00542920"/>
    </style:style>
    <style:style style:name="P45" style:family="paragraph" style:parent-style-name="Text_20_body" style:list-style-name="L15">
      <style:text-properties officeooo:rsid="00542920" officeooo:paragraph-rsid="00542920"/>
    </style:style>
    <style:style style:name="P46" style:family="paragraph" style:parent-style-name="Text_20_body" style:list-style-name="L11">
      <style:text-properties officeooo:rsid="0054e4ed" officeooo:paragraph-rsid="0054e4ed"/>
    </style:style>
    <style:style style:name="P47" style:family="paragraph" style:parent-style-name="Text_20_body" style:list-style-name="L16">
      <style:text-properties officeooo:paragraph-rsid="00562148"/>
    </style:style>
    <style:style style:name="P48" style:family="paragraph" style:parent-style-name="Text_20_body" style:list-style-name="L17">
      <style:text-properties officeooo:paragraph-rsid="00562148"/>
    </style:style>
    <style:style style:name="P49" style:family="paragraph" style:parent-style-name="Heading_20_1">
      <style:text-properties officeooo:rsid="00089de5" officeooo:paragraph-rsid="00089de5"/>
    </style:style>
    <style:style style:name="P50" style:family="paragraph" style:parent-style-name="Heading_20_1" style:list-style-name="L9">
      <style:text-properties officeooo:paragraph-rsid="00562148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paragraph-rsid="003a5fb9"/>
    </style:style>
    <style:style style:name="P53" style:family="paragraph" style:parent-style-name="Heading_20_1">
      <style:paragraph-properties fo:break-before="page"/>
      <style:text-properties officeooo:paragraph-rsid="0031c0b1"/>
    </style:style>
    <style:style style:name="P54" style:family="paragraph" style:parent-style-name="Heading_20_1" style:list-style-name="">
      <style:paragraph-properties fo:break-before="page"/>
      <style:text-properties officeooo:rsid="00418baa" officeooo:paragraph-rsid="00418baa"/>
    </style:style>
    <style:style style:name="P55" style:family="paragraph" style:parent-style-name="Heading_20_1">
      <style:paragraph-properties fo:break-before="page"/>
      <style:text-properties officeooo:paragraph-rsid="00418baa"/>
    </style:style>
    <style:style style:name="P56" style:family="paragraph" style:parent-style-name="Heading_20_1">
      <style:paragraph-properties fo:break-before="page"/>
      <style:text-properties officeooo:paragraph-rsid="004cdced"/>
    </style:style>
    <style:style style:name="P57" style:family="paragraph" style:parent-style-name="Heading_20_1">
      <style:paragraph-properties fo:break-before="page"/>
      <style:text-properties officeooo:paragraph-rsid="00542920"/>
    </style:style>
    <style:style style:name="P58" style:family="paragraph" style:parent-style-name="Heading_20_1">
      <style:paragraph-properties fo:break-before="page"/>
      <style:text-properties officeooo:rsid="00542920" officeooo:paragraph-rsid="00542920"/>
    </style:style>
    <style:style style:name="P59" style:family="paragraph" style:parent-style-name="Heading_20_1" style:list-style-name="L9" style:master-page-name="">
      <style:paragraph-properties fo:margin-left="0in" fo:margin-right="0in" fo:margin-top="0.1665in" fo:margin-bottom="0.0835in" style:contextual-spacing="false" fo:text-indent="0in" style:auto-text-indent="false" style:page-number="auto" fo:break-before="page" fo:keep-with-next="always"/>
    </style:style>
    <style:style style:name="P60" style:family="paragraph" style:parent-style-name="Heading_20_3">
      <style:text-properties officeooo:paragraph-rsid="00324c9d"/>
    </style:style>
    <style:style style:name="P61" style:family="paragraph" style:parent-style-name="Heading_20_3" style:list-style-name="L14">
      <style:text-properties officeooo:paragraph-rsid="004cdced"/>
    </style:style>
    <style:style style:name="P62" style:family="paragraph" style:parent-style-name="Heading_20_4">
      <style:text-properties fo:font-style="normal" style:font-style-asian="normal" style:font-style-complex="normal"/>
    </style:style>
    <style:style style:name="T1" style:family="text">
      <style:text-properties officeooo:rsid="000d5655"/>
    </style:style>
    <style:style style:name="T2" style:family="text">
      <style:text-properties officeooo:rsid="0012e229"/>
    </style:style>
    <style:style style:name="T3" style:family="text">
      <style:text-properties officeooo:rsid="0015c14d"/>
    </style:style>
    <style:style style:name="T4" style:family="text">
      <style:text-properties officeooo:rsid="00180714"/>
    </style:style>
    <style:style style:name="T5" style:family="text">
      <style:text-properties officeooo:rsid="0018ff9b"/>
    </style:style>
    <style:style style:name="T6" style:family="text">
      <style:text-properties officeooo:rsid="0019dd70"/>
    </style:style>
    <style:style style:name="T7" style:family="text">
      <style:text-properties officeooo:rsid="001dd95b"/>
    </style:style>
    <style:style style:name="T8" style:family="text">
      <style:text-properties officeooo:rsid="00234384"/>
    </style:style>
    <style:style style:name="T9" style:family="text">
      <style:text-properties officeooo:rsid="00306722"/>
    </style:style>
    <style:style style:name="T10" style:family="text">
      <style:text-properties officeooo:rsid="002dcf86"/>
    </style:style>
    <style:style style:name="T11" style:family="text">
      <style:text-properties officeooo:rsid="0031c0b1"/>
    </style:style>
    <style:style style:name="T12" style:family="text">
      <style:text-properties officeooo:rsid="003963ad"/>
    </style:style>
    <style:style style:name="T13" style:family="text">
      <style:text-properties officeooo:rsid="001d66c3"/>
    </style:style>
    <style:style style:name="T14" style:family="text">
      <style:text-properties officeooo:rsid="003e5963"/>
    </style:style>
    <style:style style:name="T15" style:family="text">
      <style:text-properties officeooo:rsid="00434d77"/>
    </style:style>
    <style:style style:name="T16" style:family="text">
      <style:text-properties officeooo:rsid="0049fd5a"/>
    </style:style>
    <style:style style:name="T17" style:family="text">
      <style:text-properties officeooo:rsid="0052556a"/>
    </style:style>
    <style:style style:name="T18" style:family="text">
      <style:text-properties officeooo:rsid="005621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4.94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4.69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4.44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4.19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3.94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 fo:margin-left="-3.69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3.44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25in" fo:margin-left="-3.19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25in" fo:margin-left="-2.94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25in" fo:margin-left="-2.6957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ypeScript</text:p>
      <text:h text:style-name="P49" text:outline-level="1">Что такое TypeScript?</text:h>
      <text:h text:style-name="P49" text:outline-level="1">Среды разработки на TypeScript. <text:span text:style-name="T2">VisualStudio, Idea, Cats, VIM, Sublime. Разработка прямо в браузере на typescriptlang.org</text:span></text:h>
      <text:h text:style-name="P49" text:outline-level="1">TypeScript и Web-браузер</text:h>
      <text:h text:style-name="P49" text:outline-level="1">TypeScript и Node.JS, <text:span text:style-name="T1">node-webkit</text:span></text:h>
      <text:h text:style-name="Heading_20_1" text:outline-level="1">Сравнение TypeScript и CoffeeScript <text:span text:style-name="T3">и Dart. Возможно что-то ещё.</text:span></text:h>
      <text:h text:style-name="Heading_20_1" text:outline-level="1"><text:soft-page-break/>Сравнение одинаковых приложений на TypeScript и чистом JavaScript.</text:h>
      <text:h text:style-name="Heading_20_1" text:outline-level="1">Применение в повседневной разработке.</text:h>
      <text:h text:style-name="Heading_20_1" text:outline-level="1">Декларации для популярных библиотек.</text:h>
      <text:h text:style-name="Heading_20_1" text:outline-level="1">Grunt.</text:h>
      <text:h text:style-name="Heading_20_1" text:outline-level="1">Проблемы, которые решает TypeScript.</text:h>
      <text:h text:style-name="Heading_20_1" text:outline-level="1">Внешние и внутренние модули. Возможность построения масштабируемых приложений. AMD и RequireJS.</text:h>
      <text:p text:style-name="P2">Отладка TypeScript.</text:p>
      <text:p text:style-name="P2"/>
      <text:p text:style-name="P2"/>
      <text:p text:style-name="Text_20_body"/>
      <text:p text:style-name="P1">Если делать интерактивный доклад то нужно:</text:p>
      <text:p text:style-name="P1">Обозначаем проблему.</text:p>
      <text:p text:style-name="P1">Спрашиваем у аудитории варианты решения.</text:p>
      <text:h text:style-name="Heading_20_1" text:outline-level="1"><text:soft-page-break/>Что такое TypeScript?</text:h>
      <text:list xml:id="list3869765578657513246" text:style-name="L1">
        <text:list-item>
          <text:p text:style-name="P6">Язык программирования <text:span text:style-name="T14">созданный Microsoft и <text:s/>Андерсом Хейлсбергом</text:span>.</text:p>
        </text:list-item>
        <text:list-item>
          <text:p text:style-name="P7"><text:span text:style-name="T5">Основан на</text:span> JavaScript.</text:p>
        </text:list-item>
        <text:list-item>
          <text:p text:style-name="P8">Компилируется в JavaScript.</text:p>
        </text:list-item>
        <text:list-item>
          <text:p text:style-name="P9"><text:span text:style-name="T12">С</text:span>татическ<text:span text:style-name="T12">ая </text:span>типизаци<text:span text:style-name="T12">я</text:span>.</text:p>
        </text:list-item>
        <text:list-item>
          <text:p text:style-name="P10">Добавляет <text:span text:style-name="T6">статические конструкции: </text:span>классы, интерфейсы, модули, перечисления, <text:span text:style-name="T4">обобщения</text:span>.</text:p>
        </text:list-item>
        <text:list-item>
          <text:p text:style-name="P10">Спроектирован для создания больших, масштабируемых приложений.</text:p>
        </text:list-item>
        <text:list-item>
          <text:p text:style-name="P11">Поддерживается множеством IDE, <text:span text:style-name="T7">рефакторинг.</text:span></text:p>
        </text:list-item>
        <text:list-item>
          <text:p text:style-name="P11">Собирается автоматизационными утилитами.</text:p>
        </text:list-item>
      </text:list>
      <text:h text:style-name="P52" text:outline-level="1"><text:span text:style-name="T13">Когда </text:span>использовать TypeScript?</text:h>
      <text:list xml:id="list5328152753960846721" text:style-name="L2">
        <text:list-item>
          <text:p text:style-name="P12">Когда нужно построить большое приложение.</text:p>
        </text:list-item>
        <text:list-item>
          <text:p text:style-name="P12">Когда нужно применить статический анализ.</text:p>
        </text:list-item>
      </text:list>
      <text:p text:style-name="P3"/>
      <text:p text:style-name="P3"/>
      <text:h text:style-name="P51" text:outline-level="1">Функции.</text:h>
      <text:h text:style-name="Heading_20_3" text:outline-level="3">JavaScript:</text:h>
      <text:list xml:id="list3493945633091369349" text:style-name="L3">
        <text:list-item>
          <text:p text:style-name="P13">Arguments, отсутствие воозможности задавать значения по-умолчанию, опциональные параметры</text:p>
        </text:list-item>
        <text:list-item>
          <text:p text:style-name="P13">this в функции зависит от многих факторов.</text:p>
        </text:list-item>
      </text:list>
      <text:h text:style-name="P60" text:outline-level="3">TypeScript - <text:span text:style-name="T11">runtime и compiletime</text:span>:</text:h>
      <text:list xml:id="list5833447968077650278" text:style-name="L4">
        <text:list-item>
          <text:p text:style-name="P16">2 способа определения: как в javascript и через “=&gt;”;</text:p>
        </text:list-item>
        <text:list-item>
          <text:p text:style-name="P14">статическое описание сигнатуры;</text:p>
        </text:list-item>
        <text:list-item>
          <text:p text:style-name="P14">о<text:span text:style-name="T10">пциональные параметры;</text:span></text:p>
        </text:list-item>
        <text:list-item>
          <text:p text:style-name="P17">переменное колличество параметров;</text:p>
        </text:list-item>
        <text:list-item>
          <text:p text:style-name="P14">п<text:span text:style-name="T10">араметры со значениями по умолчанию;</text:span></text:p>
        </text:list-item>
        <text:list-item>
          <text:p text:style-name="P14">t<text:span text:style-name="T10">his внутри функции;</text:span></text:p>
        </text:list-item>
        <text:list-item>
          <text:p text:style-name="P14">к<text:span text:style-name="T10">раткий синтаксис для создания лямбд;</text:span></text:p>
        </text:list-item>
        <text:list-item>
          <text:p text:style-name="P15">п<text:span text:style-name="T10">ерегрузка сигнатур функци</text:span>й;</text:p>
        </text:list-item>
        <text:list-item>
          <text:p text:style-name="P15">о<text:span text:style-name="T10">бобщенные функции.</text:span></text:p>
        </text:list-item>
      </text:list>
      <text:h text:style-name="P53" text:outline-level="1">Классы.</text:h>
      <text:h text:style-name="P62" text:outline-level="4">JavaScript:</text:h>
      <text:list xml:id="list2321442463257862394" text:style-name="L5">
        <text:list-item>
          <text:p text:style-name="P18">функции-конструкторы, <text:s/>прототипное наследовани;</text:p>
        </text:list-item>
        <text:list-item>
          <text:p text:style-name="P18">контроль доступа, doc-комментарии @private, @public.</text:p>
        </text:list-item>
      </text:list>
      <text:h text:style-name="Heading_20_3" text:outline-level="3">TypeScript - <text:span text:style-name="T11">runtime и compiletime</text:span>:</text:h>
      <text:list xml:id="list64857569238820" text:continue-numbering="true" text:style-name="L5">
        <text:list-item>
          <text:p text:style-name="P18">поддержка классов;</text:p>
        </text:list-item>
        <text:list-item>
          <text:p text:style-name="P19"><text:span text:style-name="T11">н</text:span>аследование;</text:p>
        </text:list-item>
        <text:list-item>
          <text:p text:style-name="P19">реализация интерфейсов;</text:p>
        </text:list-item>
        <text:list-item>
          <text:p text:style-name="P18">модификаторы доступа;</text:p>
        </text:list-item>
        <text:list-item>
          <text:p text:style-name="P18">модификаторы статичности;</text:p>
        </text:list-item>
        <text:list-item>
          <text:p text:style-name="P18">свойства и модификаторы доступа;</text:p>
        </text:list-item>
        <text:list-item>
          <text:p text:style-name="P20"><text:span text:style-name="T11">ф</text:span>ункция super() <text:span text:style-name="T9">и ключевое слово super;</text:span></text:p>
        </text:list-item>
        <text:list-item>
          <text:p text:style-name="P21"><text:span text:style-name="T11">о</text:span>бобщенные классы;</text:p>
        </text:list-item>
      </text:list>
      <text:p text:style-name="P4"/>
      <text:h text:style-name="P54" text:outline-level="1">Интерфейсы.</text:h>
      <text:h text:style-name="P22" text:outline-level="1">JavaScript:</text:h>
      <text:list xml:id="list6401283524689636170" text:style-name="L6">
        <text:list-item>
          <text:h text:style-name="P23" text:outline-level="1">не поддерживается.</text:h>
        </text:list-item>
      </text:list>
      <text:h text:style-name="P22" text:outline-level="1">TypeScript:</text:h>
      <text:list xml:id="list6917373535598904737" text:style-name="L7">
        <text:list-item>
          <text:h text:style-name="P24" text:outline-level="1">добавляют возможность именовать и параметризовывать типы объектов:</text:h>
        </text:list-item>
        <text:list-item>
          <text:h text:style-name="P24" text:outline-level="1">не генерируются в конечный JavaScript;</text:h>
        </text:list-item>
        <text:list-item>
          <text:h text:style-name="P24" text:outline-level="1">умеют наследоваться друг от друга, в том числе поддерживается множественное наследование.</text:h>
        </text:list-item>
      </text:list>
      <text:h text:style-name="P55" text:outline-level="1">Перечисления</text:h>
      <text:h text:style-name="Heading_20_3" text:outline-level="3">JavaScript:</text:h>
      <text:list xml:id="list842354306466958012" text:style-name="L8">
        <text:list-item>
          <text:p text:style-name="P26">нужно изобретать велосипед самому.</text:p>
        </text:list-item>
      </text:list>
      <text:h text:style-name="Heading_20_3" text:outline-level="3">TypeScript:</text:h>
      <text:list xml:id="list4353670627062074525" text:style-name="L9">
        <text:list-item>
          <text:p text:style-name="P27">простой синтаксис;</text:p>
        </text:list-item>
        <text:list-item>
          <text:p text:style-name="P27">определяет свой собственный тип.</text:p>
          <text:h text:style-name="P50" text:outline-level="1"/>
          <text:h text:style-name="P59" text:outline-level="1">Модули.</text:h>
        </text:list-item>
      </text:list>
      <text:h text:style-name="Heading_20_3" text:outline-level="3">JavaScript:</text:h>
      <text:list xml:id="list64855543101997" text:continue-numbering="true" text:style-name="L9">
        <text:list-item>
          <text:p text:style-name="P29">шаблон “модуль”;</text:p>
          <text:list>
            <text:list-item>
              <text:p text:style-name="P30"><text:span text:style-name="T8">+ П</text:span>озволяет упаковать в некоторую сущность публичные и частные методы и свойства.</text:p>
            </text:list-item>
            <text:list-item>
              <text:p text:style-name="P31"><text:span text:style-name="T8">+ </text:span>Позволяет “высовывать” наружу только те части модуля, которые нужно.</text:p>
            </text:list-item>
            <text:list-item>
              <text:p text:style-name="P32"><text:span text:style-name="T8">+ </text:span>Предотвращает коллизии имен.</text:p>
            </text:list-item>
            <text:list-item>
              <text:p text:style-name="P32">- <text:span text:style-name="T8">Имеет сложный синтаксис.</text:span></text:p>
            </text:list-item>
            <text:list-item>
              <text:p text:style-name="P32">- <text:span text:style-name="T8">Много вариантов реализации одного шаблона.</text:span></text:p>
            </text:list-item>
          </text:list>
        </text:list-item>
        <text:list-item>
          <text:p text:style-name="P25">AMD</text:p>
          <text:list>
            <text:list-item>
              <text:p text:style-name="P28"><text:span text:style-name="T15">RequireJS и др.</text:span></text:p>
            </text:list-item>
          </text:list>
        </text:list-item>
      </text:list>
      <text:h text:style-name="Heading_20_3" text:outline-level="3">TypeScript:</text:h>
      <text:list xml:id="list64855662201034" text:continue-numbering="true" text:style-name="L9">
        <text:list-item>
          <text:p text:style-name="P25">Внутренние модули</text:p>
          <text:list>
            <text:list-item>
              <text:p text:style-name="P33">вложенное объявление подмодулей и объявление через точку</text:p>
            </text:list-item>
            <text:list-item>
              <text:p text:style-name="P33">экспортируемые и внутренние объявления</text:p>
            </text:list-item>
            <text:list-item>
              <text:p text:style-name="P33">импорт модулей</text:p>
            </text:list-item>
          </text:list>
        </text:list-item>
        <text:list-item>
          <text:p text:style-name="P25">Внешние модули</text:p>
          <text:list>
            <text:list-item>
              <text:p text:style-name="P33">AMD и <text:bookmark-start text:name="__DdeLink__278_2144115780"/>RequireJS<text:bookmark-end text:name="__DdeLink__278_2144115780"/></text:p>
            </text:list-item>
            <text:list-item>
              <text:p text:style-name="P34"><text:soft-page-break/>CommonJS и NodeJS</text:p>
            </text:list-item>
          </text:list>
        </text:list-item>
      </text:list>
      <text:h text:style-name="P58" text:outline-level="1">Статический анализ</text:h>
      <text:h text:style-name="Heading_20_3" text:outline-level="3">JavaScript</text:h>
      <text:list xml:id="list4326915176304479502" text:style-name="L16">
        <text:list-item>
          <text:p text:style-name="P47"><text:span text:style-name="T18">tslint</text:span></text:p>
        </text:list-item>
      </text:list>
      <text:h text:style-name="Heading_20_3" text:outline-level="3">TypeScript</text:h>
      <text:list xml:id="list4207571518680362893" text:style-name="L17">
        <text:list-item>
          <text:p text:style-name="P48"><text:span text:style-name="T18">tslint</text:span></text:p>
        </text:list-item>
      </text:list>
      <text:h text:style-name="P51" text:outline-level="1">Тестирование.</text:h>
      <text:h text:style-name="Heading_20_3" text:outline-level="3">JavaScript:</text:h>
      <text:list xml:id="list3561954311155281292" text:style-name="L10">
        <text:list-item>
          <text:p text:style-name="P35">множество фреймворков для тестирвания</text:p>
        </text:list-item>
        <text:list-item>
          <text:p text:style-name="P35">можно тестировать любой собрынный в JavaScript TypeScript</text:p>
        </text:list-item>
      </text:list>
      <text:h text:style-name="Heading_20_3" text:outline-level="3">TypeScript:</text:h>
      <text:list xml:id="list1709494769792905530" text:style-name="L11">
        <text:list-item>
          <text:p text:style-name="P36">TsUnit <text:span text:style-name="T16">(</text:span><text:a xlink:type="simple" xlink:href="https://tsunit.codeplex.com/"><text:span text:style-name="T16">https://tsunit.codeplex.com/</text:span></text:a><text:span text:style-name="T16">)</text:span></text:p>
        </text:list-item>
        <text:list-item>
          <text:p text:style-name="P46">qunit</text:p>
        </text:list-item>
      </text:list>
      <text:p text:style-name="P37"/>
      <text:h text:style-name="P57" text:outline-level="1">Автоматизация.</text:h>
      <text:list xml:id="list6074851225881543939" text:style-name="L15">
        <text:list-item>
          <text:p text:style-name="P42"><text:span text:style-name="T17">g</text:span>runt</text:p>
        </text:list-item>
        <text:list-item>
          <text:p text:style-name="P42">grunt-ts</text:p>
        </text:list-item>
        <text:list-item>
          <text:p text:style-name="P44">grunt-tslint</text:p>
        </text:list-item>
        <text:list-item>
          <text:p text:style-name="P45">grunt-qunit</text:p>
        </text:list-item>
      </text:list>
      <text:p text:style-name="P40"/>
      <text:h text:style-name="P56" text:outline-level="1">Definitely Typed</text:h>
      <text:list xml:id="list8378317060138583741" text:style-name="L12">
        <text:list-item>
          <text:p text:style-name="P38">Для большого колличества библиотек</text:p>
        </text:list-item>
      </text:list>
      <text:list xml:id="list1130910809246303797" text:style-name="L13">
        <text:list-item>
          <text:p text:style-name="P39">можно самому стать контрибьютором</text:p>
        </text:list-item>
        <text:list-item>
          <text:p text:style-name="P39">можно сделать запрос на определение</text:p>
        </text:list-item>
        <text:list-item>
          <text:p text:style-name="P39"><text:a xlink:type="simple" xlink:href="http://definitelytyped.org/">http://definitelytyped.org/</text:a></text:p>
        </text:list-item>
        <text:list-item>
          <text:p text:style-name="P39"><text:a xlink:type="simple" xlink:href="https://github.com/borisyankov/DefinitelyTyped">https://github.com/borisyankov/DefinitelyTyped</text:a></text:p>
        </text:list-item>
      </text:list>
      <text:list xml:id="list4105028503578212080" text:style-name="L14">
        <text:list-item>
          <text:list>
            <text:list-item>
              <text:list>
                <text:list-item>
                  <text:h text:style-name="P61" text:outline-level="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8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23:52:23.934953970</meta:creation-date>
    <dc:date>2014-06-07T06:48:55.385987697</dc:date>
    <meta:editing-duration>P2DT14H23M59S</meta:editing-duration>
    <meta:editing-cycles>67</meta:editing-cycles>
    <meta:generator>LibreOffice/4.2.3.3$Linux_X86_64 LibreOffice_project/420m0$Build-3</meta:generator>
    <meta:document-statistic meta:table-count="0" meta:image-count="0" meta:object-count="0" meta:page-count="15" meta:paragraph-count="111" meta:word-count="452" meta:character-count="3360" meta:non-whitespace-character-count="3086"/>
  </office:meta>
</office:document-meta>
</file>